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99cm" fo:min-width="24.9cm" draw:shadow="hidden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338cm" fo:min-width="6.48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703cm" fo:min-width="2.358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1.722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338cm" fo:min-width="6.1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4.89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6.80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5.24cm" svg:x="1.317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1.588cm" svg:x="6.715cm" svg:y="5.603cm">
          <text:p text:style-name="P2">Algorithm that human think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858cm" svg:height="0.953cm" svg:x="22.271cm" svg:y="5.921cm">
          <text:p text:style-name="P2">result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2.222cm" svg:height="0.635cm" svg:x="1.953cm" svg:y="6.08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667cm" svg:height="1.588cm" svg:x="6.874cm" svg:y="9.6cm">
          <text:p text:style-name="P2">Feature that human think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5.398cm" svg:height="1.27cm" svg:x="15.104cm" svg:y="9.759cm">
          <text:p text:style-name="P2">Machine learning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7.303cm" svg:height="1.588cm" svg:x="6.556cm" svg:y="13.17cm">
          <text:p text:style-name="P2">Deep learn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858cm" svg:height="0.953cm" svg:x="22.271cm" svg:y="9.918cm">
          <text:p text:style-name="P2">result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2.858cm" svg:height="0.953cm" svg:x="22.271cm" svg:y="13.488cm">
          <text:p text:style-name="P2">result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222cm" svg:height="0.635cm" svg:x="1.953cm" svg:y="10.077cm"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8" draw:id="id8" draw:layer="layout" svg:width="2.222cm" svg:height="0.635cm" svg:x="1.953cm" svg:y="13.647cm"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4.175cm" svg:y1="6.397cm" svg:x2="6.715cm" svg:y2="6.397cm" draw:start-shape="id1" draw:start-glue-point="1" draw:end-shape="id2" draw:end-glue-point="3" svg:d="M4175 6397h2540" svg:viewBox="0 0 2541 1">
          <text:p/>
        </draw:connector>
        <draw:connector draw:style-name="gr9" draw:text-style-name="P4" draw:layer="layout" draw:type="line" svg:x1="13.7cm" svg:y1="6.397cm" svg:x2="22.271cm" svg:y2="6.397cm" draw:start-shape="id2" draw:end-shape="id3" draw:end-glue-point="3" svg:d="M13700 6397h8571" svg:viewBox="0 0 8572 1">
          <text:p/>
        </draw:connector>
        <draw:connector draw:style-name="gr10" draw:text-style-name="P4" draw:layer="layout" draw:type="line" svg:x1="4.175cm" svg:y1="10.394cm" svg:x2="6.874cm" svg:y2="10.394cm" draw:start-shape="id4" draw:start-glue-point="1" draw:end-shape="id5" draw:end-glue-point="3" svg:d="M4175 10394h2699" svg:viewBox="0 0 2700 1">
          <text:p/>
        </draw:connector>
        <draw:connector draw:style-name="gr11" draw:text-style-name="P4" draw:layer="layout" draw:type="line" svg:x1="13.541cm" svg:y1="10.394cm" svg:x2="15.104cm" svg:y2="10.394cm" draw:start-shape="id5" draw:start-glue-point="1" draw:end-shape="id6" draw:end-glue-point="3" svg:d="M13541 10394h1563" svg:viewBox="0 0 1564 1">
          <text:p/>
        </draw:connector>
        <draw:connector draw:style-name="gr12" draw:text-style-name="P4" draw:layer="layout" draw:type="line" svg:x1="20.502cm" svg:y1="10.394cm" svg:x2="22.271cm" svg:y2="10.394cm" draw:start-shape="id6" draw:start-glue-point="1" draw:end-shape="id7" draw:end-glue-point="3" svg:d="M20502 10394h1769" svg:viewBox="0 0 1770 1">
          <text:p/>
        </draw:connector>
        <draw:connector draw:style-name="gr13" draw:text-style-name="P4" draw:layer="layout" draw:type="line" svg:x1="4.175cm" svg:y1="13.964cm" svg:x2="6.556cm" svg:y2="13.964cm" draw:start-shape="id8" draw:start-glue-point="1" draw:end-shape="id9" draw:end-glue-point="3" svg:d="M4175 13964h2381" svg:viewBox="0 0 2382 1">
          <text:p/>
        </draw:connector>
        <draw:connector draw:style-name="gr14" draw:text-style-name="P4" draw:layer="layout" draw:type="line" svg:x1="13.859cm" svg:y1="13.964cm" svg:x2="22.271cm" svg:y2="13.964cm" draw:start-shape="id9" draw:start-glue-point="1" draw:end-shape="id10" draw:end-glue-point="3" svg:d="M13859 13964h8412" svg:viewBox="0 0 8413 1">
          <text:p/>
        </draw:connector>
        <draw:frame draw:style-name="gr15" draw:text-style-name="P5" draw:layer="layout" svg:width="10.23cm" svg:height="0.962cm" svg:x="3.54cm" svg:y="17.51cm">
          <draw:text-box>
            <text:p>※ Blue: No intervention by human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2T08:34:26.444708405</meta:creation-date>
    <meta:generator>LibreOffice/7.2.4.1$Linux_X86_64 LibreOffice_project/27d75539669ac387bb498e35313b970b7fe9c4f9</meta:generator>
    <dc:date>2022-08-12T08:51:04.162020712</dc:date>
    <meta:editing-duration>PT16M41S</meta:editing-duration>
    <meta:editing-cycles>7</meta:editing-cycles>
    <meta:document-statistic meta:object-count="19"/>
  </office:meta>
</office:document-meta>
</file>